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8000000D5530FE8FE.png" manifest:media-type="image/png"/>
  <manifest:file-entry manifest:full-path="Pictures/10000201000002800000017E3BC12BF4.png" manifest:media-type="image/png"/>
  <manifest:file-entry manifest:full-path="Pictures/10000201000000E7000000E77B07CD92.png" manifest:media-type="image/png"/>
  <manifest:file-entry manifest:full-path="Pictures/10000201000002E80000041C18A57DA0.png" manifest:media-type="image/png"/>
  <manifest:file-entry manifest:full-path="Pictures/10000201000007D0000007D0457DADB7.png" manifest:media-type="image/png"/>
  <manifest:file-entry manifest:full-path="Pictures/100002010000093A000002C5723696EF.png" manifest:media-type="image/png"/>
  <manifest:file-entry manifest:full-path="Pictures/10000201000002E4000002B4E5E81F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Courier"/>
    </style:style>
    <style:style style:name="T1" style:family="text">
      <style:text-properties style:font-name="Couri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27cm" svg:height="3.672cm" svg:x="8.366cm" svg:y="6.218cm">
          <draw:image xlink:href="Pictures/10000201000002E4000002B4E5E81F19.png" xlink:type="simple" xlink:show="embed" xlink:actuate="onLoad">
            <text:p/>
          </draw:image>
        </draw:frame>
        <draw:frame draw:style-name="gr1" draw:text-style-name="P1" draw:layer="layout" svg:width="4.313cm" svg:height="1.294cm" svg:x="9.128cm" svg:y="6.056cm">
          <draw:image xlink:href="Pictures/100002010000093A000002C5723696EF.png" xlink:type="simple" xlink:show="embed" xlink:actuate="onLoad">
            <text:p/>
          </draw:image>
        </draw:frame>
        <draw:frame draw:style-name="gr1" draw:text-style-name="P1" draw:layer="layout" svg:width="3.424cm" svg:height="3.424cm" svg:x="17.007cm" svg:y="6.339cm">
          <draw:image xlink:href="Pictures/10000201000007D0000007D0457DADB7.png" xlink:type="simple" xlink:show="embed" xlink:actuate="onLoad">
            <text:p/>
          </draw:image>
        </draw:frame>
        <draw:frame draw:style-name="gr2" draw:layer="layout" svg:width="3.918cm" svg:height="0.962cm" svg:x="8.397cm" svg:y="4.737cm">
          <draw:text-box>
            <text:p>Data Center</text:p>
          </draw:text-box>
        </draw:frame>
        <draw:frame draw:style-name="gr2" draw:layer="layout" svg:width="3.88cm" svg:height="0.962cm" svg:x="16.875cm" svg:y="5.064cm">
          <draw:text-box>
            <text:p>Music Label</text:p>
          </draw:text-box>
        </draw:frame>
        <draw:frame draw:style-name="gr1" draw:text-style-name="P1" draw:layer="layout" svg:width="4.333cm" svg:height="6.127cm" svg:x="1.127cm" svg:y="4.652cm">
          <draw:image xlink:href="Pictures/10000201000002E80000041C18A57DA0.png" xlink:type="simple" xlink:show="embed" xlink:actuate="onLoad">
            <text:p/>
          </draw:image>
        </draw:frame>
        <draw:frame draw:style-name="gr1" draw:text-style-name="P1" draw:layer="layout" svg:width="1.384cm" svg:height="1.384cm" svg:x="2.778cm" svg:y="6.334cm">
          <draw:image xlink:href="Pictures/10000201000000E7000000E77B07CD92.png" xlink:type="simple" xlink:show="embed" xlink:actuate="onLoad">
            <text:p/>
          </draw:image>
        </draw:frame>
        <draw:line draw:style-name="gr3" draw:text-style-name="P1" draw:layer="layout" svg:x1="5.191cm" svg:y1="9.255cm" svg:x2="8.112cm" svg:y2="9.255cm">
          <text:p/>
        </draw:line>
        <draw:line draw:style-name="gr3" draw:text-style-name="P1" draw:layer="layout" svg:x1="13.573cm" svg:y1="9.255cm" svg:x2="16.621cm" svg:y2="9.255cm">
          <text:p/>
        </draw:line>
        <draw:frame draw:style-name="gr2" draw:layer="layout" svg:width="4.236cm" svg:height="0.962cm" svg:x="1.336cm" svg:y="4.483cm">
          <draw:text-box>
            <text:p>Spotify Client</text:p>
          </draw:text-box>
        </draw:frame>
        <draw:frame draw:style-name="gr1" draw:text-style-name="P1" draw:layer="layout" svg:width="2.553cm" svg:height="1.524cm" svg:x="13.7cm" svg:y="7.35cm">
          <draw:image xlink:href="Pictures/10000201000002800000017E3BC12BF4.png" xlink:type="simple" xlink:show="embed" xlink:actuate="onLoad">
            <text:p/>
          </draw:image>
        </draw:frame>
        <draw:frame draw:style-name="gr2" draw:text-style-name="P2" draw:layer="layout" svg:width="2.026cm" svg:height="0.975cm" svg:x="5.445cm" svg:y="5.953cm">
          <draw:text-box>
            <text:p text:style-name="P2"><text:span text:style-name="T1">LOGS</text:span></text:p>
          </draw:text-box>
        </draw:frame>
        <draw:frame draw:style-name="gr1" draw:text-style-name="P1" draw:layer="layout" svg:width="2.566cm" svg:height="1.952cm" svg:x="5.191cm" svg:y="6.922cm">
          <draw:image xlink:href="Pictures/1000020100000118000000D5530FE8F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9T16:25:43.727980080</meta:creation-date>
    <dc:date>2015-10-09T16:50:11.424239545</dc:date>
    <meta:editing-duration>PT12M13S</meta:editing-duration>
    <meta:editing-cycles>5</meta:editing-cycles>
    <meta:generator>LibreOffice/4.2.8.2$Linux_X86_64 LibreOffice_project/420m0$Build-2</meta:generator>
    <meta:document-statistic meta:object-count="13"/>
  </office:meta>
</office:document-meta>
</file>